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officeooo:paragraph-rsid="00219ae2"/>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33be" officeooo:paragraph-rsid="001833be"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1e404e" officeooo:paragraph-rsid="001e404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f372d" officeooo:paragraph-rsid="001f372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11fe7" officeooo:paragraph-rsid="00211fe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833be" officeooo:paragraph-rsid="00219ae2" style:font-size-asian="10.5pt" style:font-weight-asian="normal" style:font-size-complex="12pt" style:font-weight-complex="normal"/>
    </style:style>
    <style:style style:name="P9" style:family="paragraph" style:parent-style-name="List_20_Paragraph" style:list-style-name="WWNum1">
      <style:text-properties officeooo:paragraph-rsid="00219ae2"/>
    </style:style>
    <style:style style:name="P10" style:family="paragraph" style:parent-style-name="Standard">
      <style:paragraph-properties fo:text-align="justify" style:justify-single-word="false"/>
      <style:text-properties style:font-name="Liberation Serif" fo:font-size="12pt" style:text-underline-style="none" fo:font-weight="normal" officeooo:rsid="00181f62" officeooo:paragraph-rsid="00181f6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style:text-underline-style="none" fo:font-weight="normal" officeooo:rsid="001c2a3e" officeooo:paragraph-rsid="001c2a3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1f62" officeooo:paragraph-rsid="00181f62" style:font-size-asian="14pt" style:font-weight-asian="bold" style:font-size-complex="16pt" style:font-weight-complex="bold"/>
    </style:style>
    <style:style style:name="P14"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5" style:family="paragraph" style:parent-style-name="Text_20_body" style:list-style-name="L1">
      <style:paragraph-properties fo:margin-left="0cm" fo:margin-right="0cm" fo:text-indent="0cm" style:auto-text-indent="false" fo:padding="0cm" fo:border="none"/>
    </style:style>
    <style:style style:name="P16" style:family="paragraph" style:parent-style-name="Text_20_body">
      <style:paragraph-properties fo:text-align="justify" style:justify-single-word="false"/>
      <style:text-properties style:font-name="Liberation Serif" fo:font-size="12pt" style:text-underline-style="none" fo:font-weight="normal" officeooo:rsid="00181f62" officeooo:paragraph-rsid="00181f62" style:font-size-asian="10.5pt" style:font-weight-asian="normal" style:font-size-complex="12pt" style:font-weight-complex="normal"/>
    </style:style>
    <style:style style:name="P17" style:family="paragraph" style:parent-style-name="Text_20_body">
      <style:paragraph-properties fo:margin-left="0cm" fo:margin-right="0cm" fo:text-indent="0cm" style:auto-text-indent="false" fo:padding="0cm" fo:border="none"/>
      <style:text-properties style:font-name="Liberation Serif"/>
    </style:style>
    <style:style style:name="P18" style:family="paragraph" style:parent-style-name="Text_20_body">
      <style:paragraph-properties fo:margin-left="0cm" fo:margin-right="0cm" fo:text-indent="0cm" style:auto-text-indent="false" fo:padding="0cm" fo:border="none"/>
      <style:text-properties style:font-name="Liberation Serif" officeooo:paragraph-rsid="0026a1ab"/>
    </style:style>
    <style:style style:name="T1" style:family="text">
      <style:text-properties officeooo:rsid="001afded"/>
    </style:style>
    <style:style style:name="T2" style:family="text">
      <style:text-properties loext:padding="0cm" loext:border="none"/>
    </style:style>
    <style:style style:name="T3" style:family="text">
      <style:text-properties style:font-name="Liberation Serif"/>
    </style:style>
    <style:style style:name="T4" style:family="text">
      <style:text-properties style:font-name="Liberation Serif" loext:padding="0cm" loext:border="none"/>
    </style:style>
    <style:style style:name="T5" style:family="text">
      <style:text-properties officeooo:rsid="0024da3d"/>
    </style:style>
    <style:style style:name="T6" style:family="text">
      <style:text-properties officeooo:rsid="0026a1ab"/>
    </style:style>
    <style:style style:name="T7" style:family="text">
      <style:text-properties officeooo:rsid="0028023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u Projet sur le moteur de traduction automatique neuronale OpenNMT</text:p>
      <text:p text:style-name="P2"/>
      <text:p text:style-name="P2"/>
      <text:p text:style-name="P2"/>
      <text:p text:style-name="P2"/>
      <text:p text:style-name="P2"/>
      <text:p text:style-name="P3">Introduction</text:p>
      <text:p text:style-name="P3"/>
      <text:p text:style-name="P10">La traduction automatique neuronale (NMT) est une approche de traduction automatique qui utilise des réseaux de neurones artificiels pour traduire du texte d'une langue source vers une langue cible. Contrairement aux méthodes traditionnelles de traduction automatique, qui s'appuient souvent sur des règles linguistiques et des statistiques, la NMT apprend les correspondances entre les langues directement à partir de données d'entraînement.</text:p>
      <text:p text:style-name="P12"/>
      <text:p text:style-name="P12"/>
      <text:p text:style-name="P12"/>
      <text:p text:style-name="P12">Présentation du moteur de traduction neuronale OpenNMT</text:p>
      <text:p text:style-name="P12"/>
      <text:p text:style-name="P10">OpenNMT est un moteur de traduction automatique neuronale open-source développé par Harvard et SYSTRAN. Il offre une infrastructure flexible et extensible pour entraîner, évaluer et déployer des modèles de traduction automatique neuronale (NMT).</text:p>
      <text:p text:style-name="P10"/>
      <text:p text:style-name="P11">Approche utilisée :</text:p>
      <text:p text:style-name="P16">OpenNMT est un moteur de traduction automatique neuronale qui utilise des réseaux de neurones pour apprendre à traduire du texte d'une langue source vers une langue cible. Pour ce faire, il a besoin d'un ensemble de données d'entraînement composé de paires de phrases dans les deux langues.</text:p>
      <text:p text:style-name="P18">Le fichier de configuration toy_en_de.yaml que <text:span text:style-name="T5">nous avons,</text:span> définit les paramètres pour une expérience de traduction de l'anglais vers le français à l'aide d'OpenNMT. Voici une explication des différentes sections du fichier toy_en_de.yaml :</text:p>
      <text:list text:style-name="L1">
        <text:list-item>
          <text:p text:style-name="P14"><text:span text:style-name="Source_20_Text"><text:span text:style-name="T4">save_data</text:span></text:span><text:span text:style-name="T3"> et </text:span><text:span text:style-name="Source_20_Text"><text:span text:style-name="T4">src_vocab</text:span></text:span><text:span text:style-name="T3">/</text:span><text:span text:style-name="Source_20_Text"><text:span text:style-name="T4">tgt_vocab</text:span></text:span><text:span text:style-name="T3"> : ces paramètres indiquent où OpenNMT doit stocker les données d'entraînement prétraitées et les fichiers de vocabulaire.</text:span></text:p>
        </text:list-item>
        <text:list-item>
          <text:p text:style-name="P14"><text:span text:style-name="Source_20_Text"><text:span text:style-name="T4">overwrite</text:span></text:span><text:span text:style-name="T3"> : ce paramètre indique si OpenNMT doit écraser les fichiers existants dans les répertoires spécifiés.</text:span></text:p>
        </text:list-item>
        <text:list-item>
          <text:p text:style-name="P14"><text:span text:style-name="Source_20_Text"><text:span text:style-name="T4">data</text:span></text:span><text:span text:style-name="T3"> : cette section définit les jeux de données d'entraînement et de validation. Dans cet exemple, le jeu de données d'entraînement est composé de 10 000 paires de phrases dans les fichiers </text:span><text:span text:style-name="Source_20_Text"><text:span text:style-name="T4">EMEA_train_10k.tok.true.clean.en</text:span></text:span><text:span text:style-name="T3"> et </text:span><text:span text:style-name="Source_20_Text"><text:span text:style-name="T4">EMEA_train_10k.tok.true.clean.fr</text:span></text:span><text:span text:style-name="T3">, tandis que le jeu de données de validation est composé de 1 000 paires de phrases dans les fichiers </text:span><text:span text:style-name="Source_20_Text"><text:span text:style-name="T4">EMEA_dev_1k.tok.true.clean.en</text:span></text:span><text:span text:style-name="T3">et </text:span><text:span text:style-name="Source_20_Text"><text:span text:style-name="T4">EMEA_dev_1k.tok.true.clean.fr</text:span></text:span><text:span text:style-name="T3">.</text:span></text:p>
        </text:list-item>
        <text:list-item>
          <text:p text:style-name="P14"><text:span text:style-name="Source_20_Text"><text:span text:style-name="T4">src_vocab</text:span></text:span><text:span text:style-name="T3">/</text:span><text:span text:style-name="Source_20_Text"><text:span text:style-name="T4">tgt_vocab</text:span></text:span><text:span text:style-name="T3"> : ces paramètres indiquent où OpenNMT doit stocker les fichiers de vocabulaire pour la langue source et la langue cible.</text:span></text:p>
        </text:list-item>
        <text:list-item>
          <text:p text:style-name="P14"><text:span text:style-name="Source_20_Text"><text:span text:style-name="T4">save_model</text:span></text:span><text:span text:style-name="T3"> : ce paramètre indique où OpenNMT doit stocker les points de contrôle du modèle pendant la formation.</text:span></text:p>
        </text:list-item>
        <text:list-item>
          <text:p text:style-name="P15"><text:soft-page-break/><text:span text:style-name="Source_20_Text"><text:span text:style-name="T4">save_checkpoint_steps</text:span></text:span><text:span text:style-name="T3">/</text:span><text:span text:style-name="Source_20_Text"><text:span text:style-name="T4">train_steps</text:span></text:span><text:span text:style-name="T3">/</text:span><text:span text:style-name="Source_20_Text"><text:span text:style-name="T4">valid_steps</text:span></text:span><text:span text:style-name="T3"> : ces paramètres définissent la fréquence à laquelle OpenNMT doit enregistrer les points de contrôle du modèle, la durée de la formation et la fréquence à laquelle le modèle doit être évalué sur le jeu de données de validation.</text:span></text:p>
        </text:list-item>
      </text:list>
      <text:p text:style-name="P17">Une fois que <text:span text:style-name="T6">tout </text:span>ces paramètres <text:span text:style-name="T6">sont programmés</text:span>, <text:span text:style-name="T6">nous utilisons </text:span>OpenNMT pour entraîner un modèle de traduction sur les données d'entraînement, puis <text:span text:style-name="T6">nous</text:span> utilis<text:span text:style-name="T6">ons</text:span> ce modèle pour traduire de nouvelles phrases de la langue source vers la langue cible <text:span text:style-name="T6">avec le corpus EMEA . </text:span></text:p>
      <text:p text:style-name="P10"/>
      <text:p text:style-name="P3"/>
      <text:p text:style-name="P3">Évaluation du moteur de traduction neuronale OpenNMT sur un corpus en formes fléchies</text:p>
      <text:p text:style-name="P3"/>
      <text:p text:style-name="P5">Description des corpus d’apprentissage et d’évaluation (nombre de phrases)</text:p>
      <text:p text:style-name="P5"/>
      <text:p text:style-name="P5">Description des métriques d’évaluation : Score BLEU</text:p>
      <text:p text:style-name="P5"/>
      <text:p text:style-name="P6">Tableau des résultats</text:p>
      <text:p text:style-name="P3"/>
      <text:p text:style-name="P3"/>
      <text:p text:style-name="P3">Évaluation du moteur de traduction neuronale OpenNMT sur un corpus en lemmes</text:p>
      <text:p text:style-name="P3"/>
      <text:p text:style-name="P7">Description du lemmatiseur NLTK pour l’anglais </text:p>
      <text:p text:style-name="P7"/>
      <text:p text:style-name="P7">Description du lemmatiseur NLTK pour le français</text:p>
      <text:p text:style-name="P7"/>
      <text:p text:style-name="P7">Tableau des résultats</text:p>
      <text:p text:style-name="P3"/>
      <text:p text:style-name="P3"/>
      <text:p text:style-name="P4">Points forts, limitations et difficultés rencontrées</text:p>
      <text:p text:style-name="P4"/>
      <text:p text:style-name="P4"/>
      <text:p text:style-name="P4"/>
      <text:p text:style-name="P4">Organisation</text:p>
      <text:p text:style-name="P4"/>
      <text:p text:style-name="P1">Qui a fait quoi ?</text:p>
      <text:list text:style-name="WWNum1">
        <text:list-item>
          <text:p text:style-name="P9"><text:bookmark text:name="_GoBack"/>Github du projet</text:p>
        </text:list-item>
        <text:list-item>
          <text:p text:style-name="P9">Code du projet</text:p>
        </text:list-item>
        <text:list-item>
          <text:p text:style-name="P9">Rédaction du rapport </text:p>
        </text:list-item>
        <text:list-item>
          <text:p text:style-name="P9">Etc.</text:p>
        </text:list-item>
      </text:list>
      <text:p text:style-name="P4"/>
      <text:p text:style-name="P4"/>
      <text:p text:style-name="P4"><text:soft-page-break/>Annexes</text:p>
      <text:p text:style-name="P4"/>
      <text:p text:style-name="P1">- Expérimentations en plus</text:p>
      <text:p text:style-name="P1"/>
      <text:p text:style-name="P1">- Corrections au niveau des corpus <text:span text:style-name="T1">(si on a besoin de nettoyer le corpus)</text:span></text:p>
      <text:p text:style-name="P1"/>
      <text:p text:style-name="P8">- Captures d’écran des résul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7:47:03.112444179</meta:creation-date>
    <dc:date>2024-05-26T12:37:32.850858046</dc:date>
    <meta:editing-duration>P3DT12H12M18S</meta:editing-duration>
    <meta:editing-cycles>13</meta:editing-cycles>
    <meta:generator>LibreOffice/24.2.0.3$MacOSX_AARCH64 LibreOffice_project/da48488a73ddd66ea24cf16bbc4f7b9c08e9bea1</meta:generator>
    <meta:document-statistic meta:table-count="0" meta:image-count="0" meta:object-count="0" meta:page-count="3" meta:paragraph-count="34" meta:word-count="527" meta:character-count="3569" meta:non-whitespace-character-count="3083"/>
  </office:meta>
</office:document-meta>
</file>